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f8e9c" officeooo:paragraph-rsid="001f8e9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5e1d5" officeooo:paragraph-rsid="0025e1d5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f8e9c" officeooo:paragraph-rsid="001f8e9c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66f1b" officeooo:paragraph-rsid="00266f1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4" style:family="text">
      <style:text-properties officeooo:rsid="001e0ee2"/>
    </style:style>
    <style:style style:name="T5" style:family="text">
      <style:text-properties officeooo:rsid="00228d8d"/>
    </style:style>
    <style:style style:name="T6" style:family="text">
      <style:text-properties officeooo:rsid="002435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4">8</text:span>/<text:span text:style-name="T5">29</text:span> – <text:span text:style-name="T6">MONTAG</text:span>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HZB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4">8</text:span>/<text:span text:style-name="T5">30</text:span> – DIENSTAG</text:p>
          </table:table-cell>
          <table:table-cell table:style-name="Table6.A2" office:value-type="string">
            <text:p text:style-name="P14"/>
            <text:p text:style-name="P14">In die Programmiersprache Ruby eingelesen, da diese im Projekt Online-Ausbildungsnachweis eingesetzt werden soll.</text:p>
            <text:p text:style-name="P14"/>
          </table:table-cell>
          <table:table-cell table:style-name="Table6.A2" office:value-type="string">
            <text:p text:style-name="P13">0920 – 1740</text:p>
          </table:table-cell>
          <table:table-cell table:style-name="Table6.D2" office:value-type="string">
            <text:p text:style-name="P11"/>
            <text:p text:style-name="P13">HZB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4">8</text:span>/<text:span text:style-name="T5">31</text:span> – MITTWOCH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HZB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5">9</text:span>/0<text:span text:style-name="T5">1</text:span> – DONNERSTAG</text:p>
          </table:table-cell>
          <table:table-cell table:style-name="Table6.A2" office:value-type="string">
            <text:p text:style-name="P4"/>
            <text:p text:style-name="P16">Weiterhin mit Ruby beschäftigt und kleinere Tutorials dazu durchgearbeitet.</text:p>
            <text:p text:style-name="P4"/>
          </table:table-cell>
          <table:table-cell table:style-name="Table6.A2" office:value-type="string">
            <text:p text:style-name="P13">0920 – 1740</text:p>
          </table:table-cell>
          <table:table-cell table:style-name="Table6.D2" office:value-type="string">
            <text:p text:style-name="P11"/>
            <text:p text:style-name="P13">HZB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5">9</text:span>/0<text:span text:style-name="T5">2</text:span> – FREITAG</text:p>
          </table:table-cell>
          <table:table-cell table:style-name="Table6.A2" office:value-type="string">
            <text:p text:style-name="P5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HZB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</text:span><text:span text:style-name="MT3">29</text:span><text:span text:style-name="MT1"> – 2016/0</text:span><text:span text:style-name="MT3">9</text:span><text:span text:style-name="MT1">/</text:span><text:span text:style-name="MT3">02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</text:span><text:span text:style-name="MT3">5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4:12.724880169</dc:date>
    <meta:editing-cycles>18</meta:editing-cycles>
    <dc:title>Header Schule</dc:title>
    <meta:editing-duration>PT1H57M35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69" meta:character-count="559" meta:non-whitespace-character-count="51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